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A00001F4300001B5BDB16FE08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.917cm" svg:height="2.769cm" svg:x="3.683cm" svg:y="2.79cm">
          <draw:image xlink:href="Pictures/2000000A00001F4300001B5BDB16FE08.svm" xlink:type="simple" xlink:show="embed" xlink:actuate="onLoad">
            <text:p/>
          </draw:image>
        </draw:frame>
        <draw:frame draw:style-name="gr2" draw:layer="layout" svg:width="10.16cm" svg:height="8.255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.211cm" fo:page-height="8.3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63cm" svg:height="7.047cm" svg:x="1.315cm" svg:y="2.397cm" draw:page-number="1"/>
      <draw:page-thumbnail draw:layer="backgroundobjects" svg:width="8.663cm" svg:height="7.047cm" svg:x="1.315cm" svg:y="10.445cm"/>
      <draw:page-thumbnail draw:layer="backgroundobjects" svg:width="8.663cm" svg:height="7.047cm" svg:x="1.315cm" svg:y="18.493cm"/>
      <draw:page-thumbnail draw:layer="backgroundobjects" svg:width="8.663cm" svg:height="7.047cm" svg:x="11.61cm" svg:y="2.397cm"/>
      <draw:page-thumbnail draw:layer="backgroundobjects" svg:width="8.663cm" svg:height="7.047cm" svg:x="11.61cm" svg:y="10.445cm"/>
      <draw:page-thumbnail draw:layer="backgroundobjects" svg:width="8.663cm" svg:height="7.047cm" svg:x="11.61cm" svg:y="18.493cm"/>
    </style:handout-master>
    <style:master-page style:name="Default" style:page-layout-name="PM1" draw:style-name="Mdp1">
      <draw:frame presentation:style-name="Default-title" draw:layer="backgroundobjects" svg:width="9.189cm" svg:height="1.386cm" svg:x="0.51cm" svg:y="0.332cm" presentation:class="title" presentation:placeholder="true">
        <draw:text-box/>
      </draw:frame>
      <draw:frame presentation:style-name="Default-outline1" draw:layer="backgroundobjects" svg:width="9.189cm" svg:height="14.125cm" svg:x="0.51cm" svg:y="1.943cm" presentation:class="outline" presentation:placeholder="true">
        <draw:text-box/>
      </draw:frame>
      <draw:frame presentation:style-name="Mpr1" draw:text-style-name="MP1" draw:layer="backgroundobjects" svg:width="2.378cm" svg:height="0.573cm" svg:x="0.51cm" svg:y="7.56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.236cm" svg:height="0.573cm" svg:x="3.491cm" svg:y="7.56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378cm" svg:height="0.573cm" svg:x="7.321cm" svg:y="7.56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lkateb </meta:initial-creator>
    <meta:creation-date>2011-05-02T00:19:03</meta:creation-date>
    <meta:editing-duration>PT01H08M47S</meta:editing-duration>
    <meta:editing-cycles>23</meta:editing-cycles>
    <dc:date>2011-09-16T00:02:26</dc:date>
    <dc:creator>elkateb </dc:creator>
    <meta:generator>OpenOffice.org/3.2$Linux OpenOffice.org_project/320m19$Build-9505</meta:generator>
    <meta:document-statistic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161cm" svg:height="8.256cm" xlink:href="." chart:class="chart:bar" chart:style-name="ch1">
        <chart:legend chart:legend-position="end" svg:x="7.35cm" svg:y="3.846cm" chart:style-name="ch2"/>
        <chart:plot-area chart:style-name="ch3" chart:data-source-has-labels="both" svg:x="0.205cm" svg:y="0.165cm" svg:width="6.943cm" svg:height="7.797cm">
          <chart:axis chart:dimension="x" chart:name="primary-x" chart:style-name="ch4">
            <chart:title svg:x="2.811cm" svg:y="7.555cm" chart:style-name="ch5">
              <text:p>Splitting Criteria</text:p>
            </chart:title>
            <chart:categories table:cell-range-address="local-table.$A$2:.$A$9"/>
          </chart:axis>
          <chart:axis chart:dimension="y" chart:name="primary-y" chart:style-name="ch6">
            <chart:title svg:x="0.204cm" svg:y="5.021cm" chart:style-name="ch7">
              <text:p>Processing Time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valuation Time</text:p>
              </table:table-cell>
            </table:table-row>
          </table:table-header-rows>
          <table:table-rows>
            <table:table-row>
              <table:table-cell office:value-type="string">
                <text:p>IA</text:p>
              </table:table-cell>
              <table:table-cell office:value-type="float" office:value="0.5880301007">
                <text:p>0.5880301007</text:p>
              </table:table-cell>
            </table:table-row>
            <table:table-row>
              <table:table-cell office:value-type="string">
                <text:p>SAR</text:p>
              </table:table-cell>
              <table:table-cell office:value-type="float" office:value="0.2647797725">
                <text:p>0.2647797725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.1373311038">
                <text:p>0.1373311038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0.1227944612">
                <text:p>0.1227944612</text:p>
              </table:table-cell>
            </table:table-row>
            <table:table-row>
              <table:table-cell office:value-type="string">
                <text:p>SA</text:p>
              </table:table-cell>
              <table:table-cell office:value-type="float" office:value="0.0740839545">
                <text:p>0.0740839545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0.073613401">
                <text:p>0.073613401</text:p>
              </table:table-cell>
            </table:table-row>
            <table:table-row>
              <table:table-cell office:value-type="string">
                <text:p>SR</text:p>
              </table:table-cell>
              <table:table-cell office:value-type="float" office:value="0.072322264">
                <text:p>0.072322264</text:p>
              </table:table-cell>
            </table:table-row>
            <table:table-row>
              <table:table-cell office:value-type="string">
                <text:p>AR</text:p>
              </table:table-cell>
              <table:table-cell office:value-type="float" office:value="0.0605674953">
                <text:p>0.06056749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